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libri1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" fo:font-size="24pt" fo:font-weight="bold" officeooo:rsid="0036e23b" officeooo:paragraph-rsid="0036e23b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" fo:font-size="24pt" fo:font-weight="bold" officeooo:rsid="004808b7" officeooo:paragraph-rsid="004808b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1" style:family="paragraph" style:parent-style-name="Text_20_body">
      <style:paragraph-properties fo:text-align="center" style:justify-single-word="false"/>
      <style:text-properties officeooo:rsid="00205739" officeooo:paragraph-rsid="002d4b23"/>
    </style:style>
    <style:style style:name="P12" style:family="paragraph" style:parent-style-name="Text_20_body">
      <style:paragraph-properties fo:text-align="center" style:justify-single-word="false"/>
      <style:text-properties officeooo:rsid="00205739" officeooo:paragraph-rsid="00205739"/>
    </style:style>
    <style:style style:name="P13" style:family="paragraph" style:parent-style-name="Text_20_body">
      <style:paragraph-properties fo:text-align="center" style:justify-single-word="false"/>
      <style:text-properties officeooo:paragraph-rsid="002e5707"/>
    </style:style>
    <style:style style:name="P14" style:family="paragraph" style:parent-style-name="Text_20_body">
      <style:text-properties fo:color="#336633" fo:font-size="14pt" officeooo:paragraph-rsid="001bf295" style:font-size-asian="14pt" style:font-size-complex="14pt"/>
    </style:style>
    <style:style style:name="P15" style:family="paragraph" style:parent-style-name="Text_20_body">
      <style:text-properties officeooo:paragraph-rsid="002e5707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c781d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4808b7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80" style:text-line-through-style="none" style:text-line-through-type="none" style:font-name="Calibri" fo:font-size="12pt" fo:letter-spacing="-0.014cm" fo:language="zxx" fo:country="none" fo:font-style="normal" style:text-underline-style="solid" style:text-underline-width="auto" style:text-underline-color="font-color" fo:font-weight="normal" officeooo:rsid="001514ac" officeooo:paragraph-rsid="004808b7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" fo:font-size="12pt" fo:letter-spacing="-0.014cm" fo:language="es" fo:country="ES" fo:font-style="normal" style:text-underline-style="none" fo:font-weight="normal" officeooo:rsid="004d5dab" officeooo:paragraph-rsid="004808b7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4808b7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3c781d" style:font-size-asian="10pt" style:font-size-complex="10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205739" officeooo:paragraph-rsid="002d4b23"/>
    </style:style>
    <style:style style:name="P24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5" style:family="paragraph" style:parent-style-name="Heading_20_1">
      <style:text-properties officeooo:rsid="003f80ad" officeooo:paragraph-rsid="003e12c8"/>
    </style:style>
    <style:style style:name="P26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officeooo:rsid="003f80ad" officeooo:paragraph-rsid="003e12c8"/>
    </style:style>
    <style:style style:name="P27" style:family="paragraph" style:parent-style-name="Text_20_body" style:list-style-name="L1">
      <style:text-properties officeooo:paragraph-rsid="00187667"/>
    </style:style>
    <style:style style:name="P28" style:family="paragraph" style:parent-style-name="Text_20_body" style:list-style-name="L1">
      <style:text-properties officeooo:paragraph-rsid="002e5707"/>
    </style:style>
    <style:style style:name="P29" style:family="paragraph" style:parent-style-name="Text_20_body" style:list-style-name="L1">
      <style:text-properties officeooo:paragraph-rsid="003e12c8"/>
    </style:style>
    <style:style style:name="P30" style:family="paragraph" style:parent-style-name="Text_20_body" style:list-style-name="L1">
      <style:text-properties officeooo:rsid="00205739" officeooo:paragraph-rsid="003e12c8"/>
    </style:style>
    <style:style style:name="P31" style:family="paragraph" style:parent-style-name="Text_20_body" style:list-style-name="L1">
      <style:text-properties officeooo:rsid="00205739" officeooo:paragraph-rsid="002d4b23"/>
    </style:style>
    <style:style style:name="P32" style:family="paragraph" style:parent-style-name="Text_20_body" style:list-style-name="L1">
      <style:paragraph-properties fo:text-align="center" style:justify-single-word="false"/>
      <style:text-properties officeooo:rsid="00205739" officeooo:paragraph-rsid="002d4b23"/>
    </style:style>
    <style:style style:name="P33" style:family="paragraph" style:parent-style-name="Text_20_body" style:list-style-name="L1">
      <style:text-properties officeooo:rsid="002d4b23" officeooo:paragraph-rsid="002d4b23"/>
    </style:style>
    <style:style style:name="P34" style:family="paragraph" style:parent-style-name="Text_20_body" style:list-style-name="L1">
      <style:paragraph-properties fo:text-align="center" style:justify-single-word="false"/>
      <style:text-properties officeooo:rsid="002d4b23" officeooo:paragraph-rsid="002d4b23"/>
    </style:style>
    <style:style style:name="P35" style:family="paragraph" style:parent-style-name="Text_20_body" style:list-style-name="L1">
      <style:paragraph-properties fo:text-align="center" style:justify-single-word="false"/>
      <style:text-properties officeooo:paragraph-rsid="002e5707"/>
    </style:style>
    <style:style style:name="P36" style:family="paragraph" style:parent-style-name="Text_20_body" style:list-style-name="L1">
      <style:text-properties officeooo:rsid="002e5707" officeooo:paragraph-rsid="003e12c8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6e23b"/>
    </style:style>
    <style:style style:name="T4" style:family="text">
      <style:text-properties fo:color="#999966" officeooo:rsid="003c781d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language="es" fo:country="ES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2" fo:font-size="12pt" fo:language="es" fo:country="ES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Calibri1" fo:font-size="12pt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80" style:font-name="Calibri2" fo:font-size="12pt" fo:letter-spacing="normal" fo:language="es" fo:country="ES" fo:font-style="normal" style:text-underline-style="solid" style:text-underline-width="auto" style:text-underline-color="font-color" fo:font-weight="normal" style:font-size-asian="12pt" style:font-size-complex="12pt"/>
    </style:style>
    <style:style style:name="T11" style:family="text">
      <style:text-properties officeooo:rsid="00205739"/>
    </style:style>
    <style:style style:name="T12" style:family="text">
      <style:text-properties officeooo:rsid="002d4b23"/>
    </style:style>
    <style:style style:name="T13" style:family="text">
      <style:text-properties officeooo:rsid="002e5707"/>
    </style:style>
    <style:style style:name="T14" style:family="text">
      <style:text-properties officeooo:rsid="0036e23b"/>
    </style:style>
    <style:style style:name="T15" style:family="text">
      <style:text-properties officeooo:rsid="00389902"/>
    </style:style>
    <style:style style:name="T16" style:family="text">
      <style:text-properties officeooo:rsid="000e633a"/>
    </style:style>
    <style:style style:name="T17" style:family="text">
      <style:text-properties fo:letter-spacing="-0.014cm" officeooo:rsid="000e633a"/>
    </style:style>
    <style:style style:name="T18" style:family="text">
      <style:text-properties fo:letter-spacing="-0.012cm" officeooo:rsid="000e633a"/>
    </style:style>
    <style:style style:name="T19" style:family="text">
      <style:text-properties fo:color="#000080" fo:language="es" fo:country="ES" style:text-underline-style="solid" style:text-underline-width="auto" style:text-underline-color="font-color" style:language-asian="zxx" style:country-asian="none" style:language-complex="zxx" style:country-complex="none"/>
    </style:style>
    <style:style style:name="T20" style:family="text">
      <style:text-properties officeooo:rsid="0047b801"/>
    </style:style>
    <style:style style:name="T21" style:family="text">
      <style:text-properties officeooo:rsid="0040c1a6"/>
    </style:style>
    <style:style style:name="T22" style:family="text">
      <style:text-properties officeooo:rsid="00450e5b"/>
    </style:style>
    <style:style style:name="T23" style:family="text">
      <style:text-properties style:font-name="Calibri3" fo:font-size="12pt" officeooo:rsid="002d4b23"/>
    </style:style>
    <style:style style:name="T24" style:family="text">
      <style:text-properties style:font-name="Calibri3" fo:font-size="12pt" officeooo:rsid="0046a52f"/>
    </style:style>
    <style:style style:name="T25" style:family="text">
      <style:text-properties style:font-name="Calibri3" fo:font-size="12pt" officeooo:rsid="0047ae69"/>
    </style:style>
    <style:style style:name="T26" style:family="text">
      <style:text-properties officeooo:rsid="0048794d"/>
    </style:style>
    <style:style style:name="T27" style:family="text">
      <style:text-properties officeooo:rsid="0046164d"/>
    </style:style>
    <style:style style:name="T28" style:family="text">
      <style:text-properties fo:language="es" fo:country="ES" style:language-asian="zxx" style:country-asian="none" style:language-complex="zxx" style:country-complex="none"/>
    </style:style>
    <style:style style:name="T29" style:family="text">
      <style:text-properties fo:language="es" fo:country="ES" officeooo:rsid="000c4f42" style:language-asian="zxx" style:country-asian="none" style:language-complex="zxx" style:country-complex="none"/>
    </style:style>
    <style:style style:name="T30" style:family="text">
      <style:text-properties officeooo:rsid="004937a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24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8">UNIDAD 5</text:p>
      <text:p text:style-name="P7">Bucles en java</text:p>
      <text:p text:style-name="P9">ejercicios <text:span text:style-name="T30">A</text:span></text:p>
      <text:p text:style-name="Standard"/>
      <text:p text:style-name="Standard"/>
      <text:p text:style-name="Standard"/>
      <text:p text:style-name="Standard"/>
      <text:p text:style-name="Standard"/>
      <text:p text:style-name="P16">Autor<text:span text:style-name="T16">es: Carlos </text:span><text:span text:style-name="T17">Cacho y <text:s/>Raquel </text:span><text:span text:style-name="T18">Torres</text:span></text:p>
      <text:p text:style-name="P16">Revisado por:</text:p>
      <text:p text:style-name="P20"><text:span text:style-name="T7">Lionel <text:s/>Tara</text:span><text:span text:style-name="T8">zon - <text:s/></text:span><text:a xlink:type="simple" xlink:href="mailto:lionel.tarazon@ceedcv.es" text:style-name="Internet_20_link" text:visited-style-name="Visited_20_Internet_20_Link"><text:span text:style-name="T10">lionel.tarazon@ceedcv.es</text:span></text:a></text:p>
      <text:p text:style-name="P17"><text:span text:style-name="T28">F</text:span><text:span text:style-name="T29">co.</text:span><text:span text:style-name="T28"> Javier Valero – </text:span><text:a xlink:type="simple" xlink:href="mailto:franciscojavier.valero@ceedcv.es" text:style-name="Internet_20_link" text:visited-style-name="Visited_20_Internet_20_Link"><text:span text:style-name="T19">franciscojavier.valero@ceedcv.es</text:span></text:a></text:p>
      <text:p text:style-name="P19"/>
      <text:p text:style-name="P19">2019/2020</text:p>
      <text:p text:style-name="P18"/>
      <text:p text:style-name="P21"/>
      <text:p text:style-name="P3"/>
      <text:p text:style-name="Standard"/>
      <text:p text:style-name="Standard"/>
      <text:p text:style-name="P2"><text:soft-page-break/><text:s/></text:p>
      <text:p text:style-name="Titulo">UD0<text:span text:style-name="T14">5</text:span>. <text:span text:style-name="T14">Bucles en java</text:span></text:p>
      <text:h text:style-name="P25" text:outline-level="1" text:is-list-header="true">NIVEL PADAWAN</text:h>
      <text:list xml:id="list3014614330" text:style-name="L1">
        <text:list-item>
          <text:p text:style-name="P27"><text:span text:style-name="T11">Realiza un programa que muestre por pantalla los 20 primeros números naturales (1, 2, 3... 20)</text:span>.</text:p>
          <text:p text:style-name="P27"/>
        </text:list-item>
        <text:list-item>
          <text:p text:style-name="P30">Realiza un programa que muestre los números pares comprendidos entre el 1 y el 200. <text:span text:style-name="T22">Para ello utiliza un contador y suma de 2 en 2</text:span>.</text:p>
        </text:list-item>
      </text:list>
      <text:p text:style-name="P12"/>
      <text:list xml:id="list130341440922677" text:continue-numbering="true" text:style-name="L1">
        <text:list-item>
          <text:p text:style-name="P30">Realiza un programa<text:span text:style-name="T12"> que muestre los números pares comprendidos entre el 1 y el 200. Esta vez utiliza un contador sumando de 1 en 1. </text:span></text:p>
        </text:list-item>
      </text:list>
      <text:p text:style-name="P11"/>
      <text:list xml:id="list130342691109514" text:continue-numbering="true" text:style-name="L1">
        <text:list-item>
          <text:p text:style-name="P31">Realiza un programa<text:span text:style-name="T12"> que muestre los números desde el 1 hasta un número N que se introducirá por teclado.</text:span></text:p>
        </text:list-item>
      </text:list>
      <text:p text:style-name="P23"/>
      <text:h text:style-name="P26" text:outline-level="1" text:is-list-header="true">NIVE<text:span text:style-name="T20">L</text:span> <text:span text:style-name="T21">JEDI</text:span></text:h>
      <text:list xml:id="list130342767016029" text:continue-numbering="true" text:style-name="L1">
        <text:list-item>
          <text:p text:style-name="P31">Realiza un programa<text:span text:style-name="T12"> que lea un número positivo N y calcule y visualice su factorial N!</text:span></text:p>
          <text:p text:style-name="P33">Siendo el factorial:</text:p>
          <text:list>
            <text:list-header>
              <text:p text:style-name="P33">0! = 1</text:p>
              <text:p text:style-name="P33">1! = 1</text:p>
              <text:p text:style-name="P33">2! = 2 * 1</text:p>
              <text:p text:style-name="P33">3! = 3 * 2* 1</text:p>
              <text:p text:style-name="P33">N! = N * (N-1) * (N-2)........* 3*2*1</text:p>
            </text:list-header>
          </text:list>
          <text:p text:style-name="P34"/>
        </text:list-item>
        <text:list-item>
          <text:p text:style-name="P30">Realiza un programa<text:span text:style-name="T12"> que lea 10 números no nulos </text:span>y <text:span text:style-name="T23">l</text:span><text:span text:style-name="T24">uego muestre</text:span> un mensaje de si ha leído algún número negativo o no.</text:p>
        </text:list-item>
      </text:list>
      <text:p text:style-name="P11"/>
      <text:list xml:id="list130341645755935" text:continue-numbering="true" text:style-name="L1">
        <text:list-item>
          <text:p text:style-name="P30">Realiza un programa<text:span text:style-name="T12"> que lea </text:span>10 números no nulos y luego <text:span text:style-name="T23">m</text:span><text:span text:style-name="T25">uestre</text:span> un mensaje indicando cuántos son positivos y cuantos negativos. </text:p>
          <text:p text:style-name="P31"/>
        </text:list-item>
        <text:list-item>
          <text:p text:style-name="P30">Realiza un programa<text:span text:style-name="T12"> que lea una secuencia de números no nulos</text:span> hasta que se introduzca un 0, y <text:span text:style-name="T23">l</text:span><text:span text:style-name="T25">uego muestre</text:span> si ha leído algún número negativo, cuantos positivos y cuantos negativos.</text:p>
          <text:p text:style-name="P32"/>
        </text:list-item>
        <text:list-item>
          <text:p text:style-name="P28"><text:span text:style-name="T11">Realiza un programa</text:span> que calcul<text:span text:style-name="T15">e</text:span> y escrib<text:span text:style-name="T15">a</text:span> la suma y el producto de los 10 primeros números naturales.</text:p>
        </text:list-item>
      </text:list>
      <text:p text:style-name="P15"/>
      <text:h text:style-name="P26" text:outline-level="1" text:is-list-header="true"><text:soft-page-break/>NIVEL MAESTRO JEDI</text:h>
      <text:list xml:id="list130343258711088" text:continue-numbering="true" text:style-name="L1">
        <text:list-item>
          <text:p text:style-name="P29"><text:span text:style-name="T13">Realiza un programa</text:span> que le<text:span text:style-name="T15">a</text:span> una secuencia de notas (con valores que van de 0 a 10) que termina con el valor -1 y nos dice si hubo o no alguna nota con valor 10.</text:p>
          <text:p text:style-name="P35"/>
        </text:list-item>
        <text:list-item>
          <text:p text:style-name="P29"><text:span text:style-name="T13">Realiza un programa</text:span> que sum<text:span text:style-name="T15">e</text:span> independientemente los pares y los impares de los números comprendidos entre 100 y 200, <text:span text:style-name="T26">y luego muestra por pantalla ambas sumas.</text:span></text:p>
        </text:list-item>
      </text:list>
      <text:p text:style-name="P13"/>
      <text:list xml:id="list130342679836596" text:continue-numbering="true" text:style-name="L1">
        <text:list-item>
          <text:p text:style-name="P29"><text:span text:style-name="T13">Realiza un programa</text:span> que calcule el valor <text:span text:style-name="T26">A elevado a B (A^B) sin hacer uso del operador de potencia (^), siendo A y B valores introducidos por teclado, y luego muestre el resultado por pantalla.</text:span></text:p>
          <text:p text:style-name="P35"/>
        </text:list-item>
        <text:list-item>
          <text:p text:style-name="P36">Realiza un programa donde el usuario "piensa" un número del 1 al 100 y el ordenador intenta adivinarlo. Es decir, el ordenador irá proponiendo números una y otra vez hasta adivinarlo (el usuario deberá indicarle al ordenador si es mayor, menor o igual al número que ha pensado).</text:p>
          <text:p text:style-name="P28"/>
        </text:list-item>
        <text:list-item>
          <text:p text:style-name="P36">Realiza un programa que dada una cantidad de euros que el usuario introduce por teclado (múltiplo de 5 €) mostrará los billetes de cada tipo que serán necesarios para alcanzar dicha cantidad (utilizando billetes de 500, 200, 100, 50, 20, 10 y 5). Hay que indicar el mínimo de billetes posible. Por ejemplo, si el usuario introduce 145 el programa indicará que será necesario 1 billete de 100 €, 2 billetes de 20 € y 1 billete de 5 € (no será válido por ejemplo 29 billetes de 5, que aunque sume 145 € no es el mínimo número de billetes posible)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Licencia</text:p>
      <text:p text:style-name="P14"/>
      <text:p text:style-name="P22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 <text:span text:style-name="T9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, sans-serif"/>
    <style:font-face style:name="OpenSymbol" svg:font-family="OpenSymbol"/>
    <style:font-face style:name="arial" svg:font-family="arial, helvetica, sans-serif"/>
    <style:font-face style:name="Calibri2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3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3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3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6e23b"/>
    </style:style>
    <style:style style:name="MT4" style:family="text">
      <style:text-properties fo:color="#999966" officeooo:rsid="003c781d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5</text:span><text:span text:style-name="MT2">. </text:span><text:span text:style-name="MT3">Bucles en java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2H37M31S</meta:editing-duration>
    <meta:editing-cycles>37</meta:editing-cycles>
    <meta:generator>LibreOffice/6.3.2.2$Linux_X86_64 LibreOffice_project/30$Build-2</meta:generator>
    <dc:title>Plantilla CEED (1)</dc:title>
    <dc:date>2019-11-08T13:03:41.188784598</dc:date>
    <meta:document-statistic meta:table-count="0" meta:image-count="4" meta:object-count="0" meta:page-count="3" meta:paragraph-count="40" meta:word-count="595" meta:character-count="3273" meta:non-whitespace-character-count="2718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